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getServic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utService.invokeInOut( Source source , Mess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setDefaultInOut( boolean defaultIn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nlyService.InOnlyService( HttpSoapInOutBind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process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setSoapAction( String soap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isDefaultIn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nlyService.InOnly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ttpSoapInOutBinding.invokeInOnly( Source source , Messag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ttpSoapInOutBinding.invokeInOut( Source source , Message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HttpSoapInOutBinding.HttpSoapInOu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.Controller( XFire xf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InOutBinding.populateExchange( MessageExchange exchange , Source src , MessageContext c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tpSoapInOutBinding.init( Componen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OutService.InOu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OutService.InOutService( HttpSoapInOutBind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nlyService.invokeInOnly( Source source , Messag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